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HeiTi" svg:font-family="FZHeiTi" style:font-family-generic="system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valid ODF test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HeiTi" svg:font-family="FZHeiTi" style:font-family-generic="system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FZSongTi" style:font-size-asian="12pt" style:language-asian="zh" style:country-asian="CN" style:font-name-complex="Lucida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FZHeiT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Brauer</meta:initial-creator>
    <meta:creation-date>2010-12-14T15:15:20</meta:creation-date>
    <meta:document-statistic meta:table-count="0" meta:image-count="0" meta:object-count="0" meta:page-count="1" meta:paragraph-count="1" meta:word-count="7" meta:character-count="34"/>
    <dc:date>2010-12-14T15:16:41</dc:date>
    <dc:creator>Michael Brauer</dc:creator>
    <meta:editing-duration>PT1M23S</meta:editing-duration>
    <meta:editing-cycles>1</meta:editing-cycles>
    <meta:generator>OpenOffice.org/3.3$Solaris_x86 OpenOffice.org_project/330m18$Build-9556</meta:generator>
  </office:meta>
</office:document-meta>
</file>